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fd2d5" officeooo:paragraph-rsid="001fd2d5" style:font-size-asian="10.5pt" style:font-size-complex="12pt"/>
    </style:style>
    <style:style style:name="P11" style:family="paragraph" style:parent-style-name="Table_20_Contents">
      <style:text-properties fo:font-size="12pt" officeooo:rsid="001ffa1d" officeooo:paragraph-rsid="001ffa1d" style:font-size-asian="10.5pt" style:font-size-complex="12pt"/>
    </style:style>
    <style:style style:name="P12" style:family="paragraph" style:parent-style-name="Table_20_Contents">
      <style:text-properties fo:font-size="12pt" officeooo:rsid="001fd2d5" officeooo:paragraph-rsid="001ffa1d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1fd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2">4</text:span>/<text:span text:style-name="T2">8</text:span> <text:s text:c="2"/>- <text:s text:c="2"/><text:span text:style-name="T2">4</text:span>/<text:span text:style-name="T2">12</text:span>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0">HSG.SRT.C.7</text:p>
          </table:table-cell>
          <table:table-cell table:style-name="Table1.A2" office:value-type="string">
            <text:p text:style-name="P10">HSG.SRT.C.8</text:p>
          </table:table-cell>
          <table:table-cell table:style-name="Table1.A2" office:value-type="string">
            <text:p text:style-name="P10">HSG.SRT.C.8</text:p>
          </table:table-cell>
          <table:table-cell table:style-name="Table1.A2" office:value-type="string">
            <text:p text:style-name="P10">HSG.SRT.C.8</text:p>
          </table:table-cell>
          <table:table-cell table:style-name="Table1.F2" office:value-type="string">
            <text:p text:style-name="P12">HSG.SRT.C.8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Trigonometric identity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0">I can relate the trigonometric functions of complementary angles.</text:p>
          </table:table-cell>
          <table:table-cell table:style-name="Table1.A2" office:value-type="string">
            <text:p text:style-name="P10">I can apply the theorem of Pythagorus to the sine and cosine of a right triangle.</text:p>
          </table:table-cell>
          <table:table-cell table:style-name="Table1.A2" office:value-type="string">
            <text:p text:style-name="P10">I can create other trigonometric identities using the basic one.</text:p>
          </table:table-cell>
          <table:table-cell table:style-name="Table1.A2" office:value-type="string">
            <text:p text:style-name="P10">I can solve right triangles in applied problems.</text:p>
          </table:table-cell>
          <table:table-cell table:style-name="Table1.F2" office:value-type="string">
            <text:p text:style-name="P12">I can solve right triangles in applied problems.</text:p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8">Guided Notes</text:p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11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7:03:40.076946078</dc:date>
    <meta:editing-duration>PT20M5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98" meta:character-count="649" meta:non-whitespace-character-count="568"/>
  </office:meta>
</office:document-meta>
</file>